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51">
      <style:table-cell-properties style:vertical-align="top"/>
    </style:style>
    <style:style style:name="ce15" style:family="table-cell" style:parent-style-name="Default" style:data-style-name="N51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51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51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51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51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51">
      <style:table-cell-properties style:vertical-align="top" fo:background-color="#B5E6A2"/>
    </style:style>
    <style:style style:name="ce22" style:family="table-cell" style:parent-style-name="Default" style:data-style-name="N51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51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e34" style:family="table-cell" style:parent-style-name="Default" style:data-style-name="N0">
      <style:table-cell-properties style:vertical-align="middle"/>
      <style:text-properties fo:color="#FF00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63.7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office:value-type="string" table:style-name="ce2">
            <text:p>備考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 table:style-name="ce3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office:value-type="string" table:style-name="ce34">
            <text:p>要修正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Curve" table:style-name="ta1">
        <table:table-column table:style-name="co5" table:default-cell-style-name="ce13"/>
        <table:table-column table:style-name="co6" table:number-columns-repeated="3" table:default-cell-style-name="ce13"/>
        <table:table-column table:style-name="co7" table:default-cell-style-name="ce13"/>
        <table:table-column table:style-name="co7" table:number-columns-repeated="5" table:default-cell-style-name="ce14"/>
        <table:table-column table:style-name="co5" table:number-columns-repeated="16374" table:default-cell-style-name="ce13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5">
          <table:table-cell table:number-columns-repeated="16384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5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3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&quot;,&quot;,&quot;E" table:style-name="ce1">
            <text:p>D"",","E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51P0">
      <number:number number:decimal-places="0" number:min-decimal-places="0" number:min-integer-digits="1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51P0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15T09:12:33Z</dc:date>
  </office:meta>
</office:document-meta>
</file>